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log" table:style-name="ta1">
        <table:table-column table:style-name="co1" table:number-columns-repeated="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ev Log / Schedule</text:p>
          </table:table-cell>
          <table:covered-table-cell table:style-name="ce3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Frequency-hopping Subsystem</text:p>
          </table:table-cell>
          <table:covered-table-cell table:style-name="ce2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Subcomponent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mer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ramer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FSK Mod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office:value-type="string" calcext:value-type="string">
            <text:p>Binary c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FSK Demod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c Pream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nc Rece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HSS TX Synthesizer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HSS Preamble Prefixer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HSS RX Synthesizer 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Generator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HSS Tracker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office:value-type="string" calcext:value-type="string">
            <text:p>Still needs w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HSS Acquisit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office:value-type="string" calcext:value-type="string">
            <text:p>Works w/o acquisi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FSR class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Direct-Sequence Subsystem</text:p>
          </table:table-cell>
          <table:covered-table-cell table:style-name="ce2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Subcomponent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reader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preader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office:value-type="string" calcext:value-type="string">
            <text:p>Includes code syn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SSS Acquisition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SSS Tracking</text:p>
          </table:table-cell>
          <table:table-cell/>
          <table:table-cell office:value-type="string" calcext:value-type="string">
            <text:p>In Progress</text:p>
          </table:table-cell>
          <table:table-cell office:value-type="string" calcext:value-type="string">
            <text:p>Burst comms – necessary?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00:53:33.214797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id </meta:initial-creator>
    <meta:creation-date>2014-04-29T11:55:40.472137830</meta:creation-date>
    <dc:date>2014-08-15T00:56:55.204930733</dc:date>
    <dc:creator>Paul David</dc:creator>
    <meta:editing-duration>PT1H4M35S</meta:editing-duration>
    <meta:editing-cycles>36</meta:editing-cycles>
    <meta:generator>LibreOffice/4.2.4.2$Linux_X86_64 LibreOffice_project/420m0$Build-2</meta:generator>
    <meta:document-statistic meta:table-count="1" meta:cell-count="50" meta:object-count="0"/>
  </office:meta>
</office:document-meta>
</file>